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https://github.com/MiguelitoB205/fullstack_new/tree/main/actividadFormularios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08:04:50.275239698</meta:creation-date>
    <dc:date>2024-05-03T07:43:20.505145171</dc:date>
    <meta:editing-duration>PT11M5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77" meta:non-whitespace-character-count="77"/>
  </office:meta>
</office:document-meta>
</file>